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200000010000156500001727DE4A6BFD.svg" manifest:media-type="image/svg+xml"/>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solid" draw:fill-color="#e6e6e6" draw:textarea-horizontal-align="justify" draw:textarea-vertical-align="middle" draw:auto-grow-height="fals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solid" draw:fill-color="#cc6633" draw:textarea-horizontal-align="justify" draw:textarea-vertical-align="middle" draw:auto-grow-height="false" draw:shadow="visib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fill="solid" draw:fill-color="#6b0094" draw:textarea-horizontal-align="justify" draw:textarea-vertical-align="middle" draw:auto-grow-height="false" draw:shadow="visible"/>
    </style:style>
    <style:style style:name="gr6" style:family="graphic" style:parent-style-name="standard">
      <style:graphic-properties draw:fill="solid" draw:fill-color="#5c8526" draw:textarea-horizontal-align="justify" draw:textarea-vertical-align="middle" draw:auto-grow-height="false" draw:shadow="visible"/>
    </style:style>
    <style:style style:name="gr7" style:family="graphic" style:parent-style-name="standard">
      <style:graphic-properties draw:fill="solid" draw:fill-color="#9966cc" draw:textarea-horizontal-align="justify" draw:textarea-vertical-align="middle" draw:auto-grow-height="false" draw:shadow="visible"/>
    </style:style>
    <style:style style:name="gr8" style:family="graphic" style:parent-style-name="standard">
      <style:graphic-properties draw:fill="solid" draw:fill-color="#0047ff" draw:textarea-horizontal-align="justify" draw:textarea-vertical-align="middle" draw:auto-grow-height="false" draw:shadow="visible"/>
    </style:style>
    <style:style style:name="gr9" style:family="graphic" style:parent-style-name="standard">
      <style:graphic-properties draw:fill="solid" draw:fill-color="#999999" draw:textarea-horizontal-align="justify" draw:textarea-vertical-align="middle" draw:auto-grow-height="false" draw:shadow="visible"/>
    </style:style>
    <style:style style:name="gr10" style:family="graphic" style:parent-style-name="standard">
      <style:graphic-properties draw:textarea-horizontal-align="justify" draw:textarea-vertical-align="middle" draw:auto-grow-height="false" fo:min-height="0cm" fo:min-width="0cm" fo:wrap-option="no-wrap" draw:shadow="visible"/>
    </style:style>
    <style:style style:name="P1" style:family="paragraph">
      <style:paragraph-properties fo:text-align="center"/>
    </style:style>
    <style:style style:name="P2" style:family="paragraph">
      <style:paragraph-properties fo:text-align="center"/>
      <style:text-properties fo:color="#ffffff" fo:font-weight="bold" style:font-weight-asian="bold" style:font-weight-complex="bold"/>
    </style:style>
    <style:style style:name="P3" style:family="paragraph">
      <style:paragraph-properties fo:text-align="center"/>
      <style:text-properties fo:color="#ffffff" fo:font-size="18pt" fo:font-weight="bold" style:font-size-asian="18pt" style:font-size-complex="18pt"/>
    </style:style>
    <style:style style:name="P4" style:family="paragraph">
      <style:paragraph-properties fo:text-align="start"/>
    </style:style>
    <style:style style:name="P5" style:family="paragraph">
      <style:paragraph-properties fo:text-align="center"/>
      <style:text-properties fo:color="#ffffff" fo:font-size="18pt" fo:font-weight="bold" style:font-size-asian="18pt" style:font-weight-asian="bold" style:font-size-complex="18pt" style:font-weight-complex="bold"/>
    </style:style>
    <style:style style:name="T1" style:family="text">
      <style:text-properties fo:color="#ffffff" fo:font-weight="bold" style:font-weight-asian="bold" style:font-weight-complex="bold"/>
    </style:style>
    <style:style style:name="T2" style:family="text">
      <style:text-properties fo:color="#ffffff" fo:font-size="18pt" fo:font-style="italic" fo:font-weight="bold" style:font-size-asian="18pt" style:font-style-asian="italic" style:font-size-complex="18pt" style:font-style-complex="italic"/>
    </style:style>
    <style:style style:name="T3" style:family="text">
      <style:text-properties fo:color="#ffffff" fo:font-size="18pt" fo:font-style="italic" fo:font-weight="bold" style:font-size-asian="18pt" style:font-style-asian="italic" style:font-weight-asian="bold" style:font-size-complex="18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20.9cm" svg:height="19cm" svg:x="8.3cm" svg:y="1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 draw:text-style-name="P1" draw:layer="layout" svg:width="7.5cm" svg:height="19cm" svg:x="0.5cm" svg:y="1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2" draw:text-style-name="P1" draw:layer="layout" svg:width="5.476cm" svg:height="5.926cm" svg:x="1.524cm" svg:y="1.074cm">
            <draw:image xlink:href="Pictures/200000010000156500001727DE4A6BFD.svg" xlink:type="simple" xlink:show="embed" xlink:actuate="onLoad">
              <text:p/>
            </draw:image>
          </draw:frame>
          <draw:custom-shape draw:style-name="gr3" draw:text-style-name="P2" xml:id="id2" draw:id="id2" draw:layer="layout" svg:width="6cm" svg:height="2.5cm" svg:x="1.3cm" svg:y="12.9cm">
            <text:p text:style-name="P1"><text:span text:style-name="T1">r.modis</text:span></text:p>
            <draw:enhanced-geometry svg:viewBox="0 0 21600 21600" draw:type="rectangle" draw:enhanced-path="M 0 0 L 21600 0 21600 21600 0 21600 0 0 Z N"/>
          </draw:custom-shape>
          <draw:connector draw:style-name="gr4" draw:text-style-name="P1" draw:layer="layout" svg:x1="4.3cm" svg:y1="12cm" svg:x2="4.3cm" svg:y2="12.9cm" draw:start-shape="id1" draw:start-glue-point="2" draw:end-shape="id2" draw:end-glue-point="0" svg:d="m4300 12000v900">
            <text:p/>
          </draw:connector>
          <draw:custom-shape draw:style-name="gr3" draw:text-style-name="P2" xml:id="id3" draw:id="id3" draw:layer="layout" svg:width="6cm" svg:height="2.5cm" svg:x="1.3cm" svg:y="16.4cm">
            <text:p text:style-name="P1"><text:span text:style-name="T1">i.modis.qc</text:span></text:p>
            <draw:enhanced-geometry svg:viewBox="0 0 21600 21600" draw:type="rectangle" draw:enhanced-path="M 0 0 L 21600 0 21600 21600 0 21600 0 0 Z N"/>
          </draw:custom-shape>
          <draw:connector draw:style-name="gr4" draw:text-style-name="P1" draw:layer="layout" svg:x1="4.3cm" svg:y1="15.4cm" svg:x2="4.3cm" svg:y2="16.4cm" draw:start-shape="id2" draw:start-glue-point="2" draw:end-shape="id3" draw:end-glue-point="0" svg:d="m4300 15400v1000">
            <text:p/>
          </draw:connector>
          <draw:custom-shape draw:style-name="gr3" draw:text-style-name="P3" xml:id="id5" draw:id="id5" draw:layer="layout" svg:width="6cm" svg:height="2.5cm" svg:x="12.1cm" svg:y="9.7cm">
            <text:p text:style-name="P1"><text:span text:style-name="T2">i.netrad</text:span></text:p>
            <text:p text:style-name="P1"><text:span text:style-name="T2">i.soilheatflux</text:span></text:p>
            <text:p text:style-name="P1"><text:span text:style-name="T2">i.evapo.*</text:span></text:p>
            <draw:enhanced-geometry svg:viewBox="0 0 21600 21600" draw:type="rectangle" draw:enhanced-path="M 0 0 L 21600 0 21600 21600 0 21600 0 0 Z N"/>
          </draw:custom-shape>
          <draw:custom-shape draw:style-name="gr5" draw:text-style-name="P2" xml:id="id6" draw:id="id6" draw:layer="layout" svg:width="6cm" svg:height="8.4cm" svg:x="19.5cm" svg:y="9.8cm">
            <text:p text:style-name="P1"><text:span text:style-name="T1">ET Models</text:span></text:p>
            <text:p text:style-name="P1"><text:span text:style-name="T1"/></text:p>
            <text:p text:style-name="P4"><text:span text:style-name="T1">- i.evapo.senay</text:span></text:p>
            <text:p text:style-name="P4"><text:span text:style-name="T1">- i.eb.h_sebal*</text:span></text:p>
            <text:p text:style-name="P4"><text:span text:style-name="T1">- i.evapo.pt</text:span></text:p>
            <text:p text:style-name="P4"><text:span text:style-name="T1">- i.evapo.pm</text:span></text:p>
            <text:p text:style-name="P4"><text:span text:style-name="T1">- i.evapo.mh</text:span></text:p>
            <text:p text:style-name="P4"><text:span text:style-name="T1">- i.evapo.zk</text:span></text:p>
            <text:p text:style-name="P4"><text:span text:style-name="T1">- Others...</text:span></text:p>
            <text:p text:style-name="P1"><text:span text:style-name="T1"/></text:p>
            <draw:enhanced-geometry svg:viewBox="0 0 21600 21600" draw:type="rectangle" draw:enhanced-path="M 0 0 L 21600 0 21600 21600 0 21600 0 0 Z N"/>
          </draw:custom-shape>
          <draw:custom-shape draw:style-name="gr6" draw:text-style-name="P5" xml:id="id4" draw:id="id4" draw:layer="layout" svg:width="5.5cm" svg:height="6.5cm" svg:x="8.7cm" svg:y="1.9cm">
            <text:p text:style-name="P1"><text:span text:style-name="T3">Products</text:span></text:p>
            <text:p text:style-name="P1"><text:span text:style-name="T3"/></text:p>
            <text:p text:style-name="P4"><text:span text:style-name="T3">-NDVI</text:span></text:p>
            <text:p text:style-name="P4"><text:span text:style-name="T3">-LAI</text:span></text:p>
            <text:p text:style-name="P4"><text:span text:style-name="T3">-ALBEDO</text:span></text:p>
            <text:p text:style-name="P4"><text:span text:style-name="T3">-LST</text:span></text:p>
            <text:p text:style-name="P4"><text:span text:style-name="T3">-etc.</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4" draw:text-style-name="P1" draw:layer="layout" svg:x1="11.45cm" svg:y1="8.4cm" svg:x2="12.1cm" svg:y2="10.95cm" draw:start-shape="id4" draw:start-glue-point="2" draw:end-shape="id5" draw:end-glue-point="3" svg:d="m11450 8400v2550h650">
            <text:p/>
          </draw:connector>
          <draw:connector draw:style-name="gr4" draw:text-style-name="P1" draw:layer="layout" svg:x1="11.45cm" svg:y1="8.4cm" svg:x2="19.5cm" svg:y2="14cm" draw:start-shape="id4" draw:start-glue-point="2" draw:end-shape="id6" draw:end-glue-point="3" svg:d="m11450 8400v5600h8050">
            <text:p/>
          </draw:connector>
          <draw:connector draw:style-name="gr4" draw:text-style-name="P1" draw:layer="layout" draw:line-skew="0cm 0.201cm" svg:x1="22.5cm" svg:y1="9.8cm" svg:x2="25.55cm" svg:y2="1.9cm" draw:start-shape="id6" draw:start-glue-point="0" draw:end-shape="id7" draw:end-glue-point="0" svg:d="m22500 9800v-549 0-7852h3050v501">
            <text:p/>
          </draw:connector>
          <draw:custom-shape draw:style-name="gr7" draw:text-style-name="P5" xml:id="id8" draw:id="id8" draw:layer="layout" svg:width="6.2cm" svg:height="6.5cm" svg:x="15.7cm" svg:y="1.9cm">
            <text:p text:style-name="P1"><text:span text:style-name="T3">Higher</text:span></text:p>
            <text:p text:style-name="P1"><text:span text:style-name="T3">Products</text:span></text:p>
            <text:p text:style-name="P1"><text:span text:style-name="T3"/></text:p>
            <text:p text:style-name="P4"><text:span text:style-name="T3">-Net radiation</text:span></text:p>
            <text:p text:style-name="P4"><text:span text:style-name="T3">-Soil Heat Flux</text:span></text:p>
            <text:p text:style-name="P4"><text:span text:style-name="T3">-LST@m.s.l.</text:span></text:p>
            <text:p text:style-name="P4"><text:span text:style-name="T3">-etc.</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4" draw:text-style-name="P1" draw:layer="layout" svg:x1="15.2cm" svg:y1="9.7cm" svg:x2="18.8cm" svg:y2="1.9cm" draw:end-shape="id8" draw:end-glue-point="0" svg:d="m15200 9700h-1v-8301h3601v501">
            <text:p/>
          </draw:connector>
          <draw:connector draw:style-name="gr4" draw:text-style-name="P1" draw:layer="layout" svg:x1="7.3cm" svg:y1="17.65cm" svg:x2="11.45cm" svg:y2="1.9cm" draw:start-shape="id3" draw:start-glue-point="1" draw:end-shape="id4" draw:end-glue-point="0" svg:d="m7300 17650h850v-16251h3300v501">
            <text:p/>
          </draw:connector>
          <draw:custom-shape draw:style-name="gr8" draw:text-style-name="P5" xml:id="id7" draw:id="id7" draw:layer="layout" svg:width="5.5cm" svg:height="6.5cm" svg:x="22.8cm" svg:y="1.9cm">
            <text:p text:style-name="P1"><text:span text:style-name="T3">ET</text:span></text:p>
            <text:p text:style-name="P1"><text:span text:style-name="T3">Products</text:span></text:p>
            <text:p text:style-name="P1"><text:span text:style-name="T3"/></text:p>
            <text:p text:style-name="P4"><text:span text:style-name="T3">-ETa</text:span></text:p>
            <text:p text:style-name="P4"><text:span text:style-name="T3">-Evap Fract.</text:span></text:p>
            <text:p text:style-name="P4"><text:span text:style-name="T3">-ETp</text:span></text:p>
            <text:p text:style-name="P4"><text:span text:style-name="T3">-ETo etc.</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9" draw:text-style-name="P2" draw:layer="layout" svg:width="8cm" svg:height="4cm" svg:x="9.5cm" svg:y="15cm">
            <text:p text:style-name="P1"><text:span text:style-name="T1">Implementation</text:span></text:p>
            <text:p text:style-name="P1"><text:span text:style-name="T1">of the distributed </text:span></text:p>
            <text:p text:style-name="P1"><text:span text:style-name="T1">Processing Framework</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4" draw:text-style-name="P1" draw:layer="layout" svg:x1="18.8cm" svg:y1="8.4cm" svg:x2="19.5cm" svg:y2="14cm" draw:start-shape="id8" draw:start-glue-point="2" draw:end-shape="id6" draw:end-glue-point="3" svg:d="m18800 8400v5600h700">
            <text:p/>
          </draw:connector>
          <draw:custom-shape draw:style-name="gr10" draw:text-style-name="P1" xml:id="id1" draw:id="id1" draw:layer="layout" svg:width="5cm" svg:height="4cm" svg:x="1.8cm" svg:y="8cm">
            <text:p text:style-name="P1">NAS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18.87</meta:creation-date>
    <meta:editing-duration>PT1H36M20S</meta:editing-duration>
    <meta:editing-cycles>12</meta:editing-cycles>
    <meta:generator>LibreOffice/3.5$Linux_X86_64 LibreOffice_project/350m1$Build-2</meta:generator>
    <dc:date>2013-03-08T11:37:11</dc:date>
    <meta:document-statistic meta:object-count="21"/>
  </office:meta>
</office:document-meta>
</file>